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103.25mm" svg:y="3.45mm">
            <loext:p draw:notify-on-update-of-ranges="Hoja1.D1:Hoja1.D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05.45mm" svg:y="101.74mm">
            <loext:p draw:notify-on-update-of-ranges="Hoja1.C1:Hoja1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[.A1]/3" office:value-type="float" office:value="1" calcext:value-type="float">
            <text:p>1</text:p>
          </table:table-cell>
          <table:table-cell table:formula="of:=[.B1]*8+[.A1]*4.3+1.5+1+0.28*[.B1]" office:value-type="float" office:value="23.68" calcext:value-type="float">
            <text:p>23,68</text:p>
          </table:table-cell>
          <table:table-cell table:formula="of:=(4.66*[.A1]+1.7)/[.A1]" office:value-type="float" office:value="5.22666666666667" calcext:value-type="float">
            <text:p>5,22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]/3" office:value-type="float" office:value="2" calcext:value-type="float">
            <text:p>2</text:p>
          </table:table-cell>
          <table:table-cell table:formula="of:=[.B2]*8+[.A2]*4.3+1.5+1+0.28*[.B2]" office:value-type="float" office:value="44.86" calcext:value-type="float">
            <text:p>44,86</text:p>
          </table:table-cell>
          <table:table-cell table:formula="of:=(4.66*[.A2]+1.7)/[.A2]" office:value-type="float" office:value="4.94333333333333" calcext:value-type="float">
            <text:p>4,94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]/3" office:value-type="float" office:value="3" calcext:value-type="float">
            <text:p>3</text:p>
          </table:table-cell>
          <table:table-cell table:formula="of:=[.B3]*8+[.A3]*4.3+1.5+1+0.28*[.B3]" office:value-type="float" office:value="66.04" calcext:value-type="float">
            <text:p>66,04</text:p>
          </table:table-cell>
          <table:table-cell table:formula="of:=(4.66*[.A3]+1.7)/[.A3]" office:value-type="float" office:value="4.84888888888889" calcext:value-type="float">
            <text:p>4,84888888888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]/3" office:value-type="float" office:value="4" calcext:value-type="float">
            <text:p>4</text:p>
          </table:table-cell>
          <table:table-cell table:formula="of:=[.B4]*8+[.A4]*4.3+1.5+1+0.28*[.B4]" office:value-type="float" office:value="87.22" calcext:value-type="float">
            <text:p>87,22</text:p>
          </table:table-cell>
          <table:table-cell table:formula="of:=(4.66*[.A4]+1.7)/[.A4]" office:value-type="float" office:value="4.80166666666667" calcext:value-type="float">
            <text:p>4,801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5]/3" office:value-type="float" office:value="5" calcext:value-type="float">
            <text:p>5</text:p>
          </table:table-cell>
          <table:table-cell table:formula="of:=[.B5]*8+[.A5]*4.3+1.5+1+0.28*[.B5]" office:value-type="float" office:value="108.4" calcext:value-type="float">
            <text:p>108,4</text:p>
          </table:table-cell>
          <table:table-cell table:formula="of:=(4.66*[.A5]+1.7)/[.A5]" office:value-type="float" office:value="4.77333333333333" calcext:value-type="float">
            <text:p>4,773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6]/3" office:value-type="float" office:value="6" calcext:value-type="float">
            <text:p>6</text:p>
          </table:table-cell>
          <table:table-cell table:formula="of:=[.B6]*8+[.A6]*4.3+1.5+1+0.28*[.B6]" office:value-type="float" office:value="129.58" calcext:value-type="float">
            <text:p>129,58</text:p>
          </table:table-cell>
          <table:table-cell table:formula="of:=(4.66*[.A6]+1.7)/[.A6]" office:value-type="float" office:value="4.75444444444444" calcext:value-type="float">
            <text:p>4,75444444444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7]/3" office:value-type="float" office:value="7" calcext:value-type="float">
            <text:p>7</text:p>
          </table:table-cell>
          <table:table-cell table:formula="of:=[.B7]*8+[.A7]*4.3+1.5+1+0.28*[.B7]" office:value-type="float" office:value="150.76" calcext:value-type="float">
            <text:p>150,76</text:p>
          </table:table-cell>
          <table:table-cell table:formula="of:=(4.66*[.A7]+1.7)/[.A7]" office:value-type="float" office:value="4.74095238095238" calcext:value-type="float">
            <text:p>4,74095238095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8]/3" office:value-type="float" office:value="8" calcext:value-type="float">
            <text:p>8</text:p>
          </table:table-cell>
          <table:table-cell table:formula="of:=[.B8]*8+[.A8]*4.3+1.5+1+0.28*[.B8]" office:value-type="float" office:value="171.94" calcext:value-type="float">
            <text:p>171,94</text:p>
          </table:table-cell>
          <table:table-cell table:formula="of:=(4.66*[.A8]+1.7)/[.A8]" office:value-type="float" office:value="4.73083333333333" calcext:value-type="float">
            <text:p>4,7308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9]/3" office:value-type="float" office:value="9" calcext:value-type="float">
            <text:p>9</text:p>
          </table:table-cell>
          <table:table-cell table:formula="of:=[.B9]*8+[.A9]*4.3+1.5+1+0.28*[.B9]" office:value-type="float" office:value="193.12" calcext:value-type="float">
            <text:p>193,12</text:p>
          </table:table-cell>
          <table:table-cell table:formula="of:=(4.66*[.A9]+1.7)/[.A9]" office:value-type="float" office:value="4.72296296296296" calcext:value-type="float">
            <text:p>4,722962962962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0]/3" office:value-type="float" office:value="10" calcext:value-type="float">
            <text:p>10</text:p>
          </table:table-cell>
          <table:table-cell table:formula="of:=[.B10]*8+[.A10]*4.3+1.5+1+0.28*[.B10]" office:value-type="float" office:value="214.3" calcext:value-type="float">
            <text:p>214,3</text:p>
          </table:table-cell>
          <table:table-cell table:formula="of:=(4.66*[.A10]+1.7)/[.A10]" office:value-type="float" office:value="4.71666666666667" calcext:value-type="float">
            <text:p>4,71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11]/3" office:value-type="float" office:value="11" calcext:value-type="float">
            <text:p>11</text:p>
          </table:table-cell>
          <table:table-cell table:formula="of:=[.B11]*8+[.A11]*4.3+1.5+1+0.28*[.B11]" office:value-type="float" office:value="235.48" calcext:value-type="float">
            <text:p>235,48</text:p>
          </table:table-cell>
          <table:table-cell table:formula="of:=(4.66*[.A11]+1.7)/[.A11]" office:value-type="float" office:value="4.71151515151515" calcext:value-type="float">
            <text:p>4,711515151515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2]/3" office:value-type="float" office:value="12" calcext:value-type="float">
            <text:p>12</text:p>
          </table:table-cell>
          <table:table-cell table:formula="of:=[.B12]*8+[.A12]*4.3+1.5+1+0.28*[.B12]" office:value-type="float" office:value="256.66" calcext:value-type="float">
            <text:p>256,66</text:p>
          </table:table-cell>
          <table:table-cell table:formula="of:=(4.66*[.A12]+1.7)/[.A12]" office:value-type="float" office:value="4.70722222222222" calcext:value-type="float">
            <text:p>4,70722222222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3]/3" office:value-type="float" office:value="13" calcext:value-type="float">
            <text:p>13</text:p>
          </table:table-cell>
          <table:table-cell table:formula="of:=[.B13]*8+[.A13]*4.3+1.5+1+0.28*[.B13]" office:value-type="float" office:value="277.84" calcext:value-type="float">
            <text:p>277,84</text:p>
          </table:table-cell>
          <table:table-cell table:formula="of:=(4.66*[.A13]+1.7)/[.A13]" office:value-type="float" office:value="4.70358974358974" calcext:value-type="float">
            <text:p>4,703589743589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4]/3" office:value-type="float" office:value="14" calcext:value-type="float">
            <text:p>14</text:p>
          </table:table-cell>
          <table:table-cell table:formula="of:=[.B14]*8+[.A14]*4.3+1.5+1+0.28*[.B14]" office:value-type="float" office:value="299.02" calcext:value-type="float">
            <text:p>299,02</text:p>
          </table:table-cell>
          <table:table-cell table:formula="of:=(4.66*[.A14]+1.7)/[.A14]" office:value-type="float" office:value="4.70047619047619" calcext:value-type="float">
            <text:p>4,70047619047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5]/3" office:value-type="float" office:value="15" calcext:value-type="float">
            <text:p>15</text:p>
          </table:table-cell>
          <table:table-cell table:formula="of:=[.B15]*8+[.A15]*4.3+1.5+1+0.28*[.B15]" office:value-type="float" office:value="320.2" calcext:value-type="float">
            <text:p>320,2</text:p>
          </table:table-cell>
          <table:table-cell table:formula="of:=(4.66*[.A15]+1.7)/[.A15]" office:value-type="float" office:value="4.69777777777778" calcext:value-type="float">
            <text:p>4,697777777777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16]/3" office:value-type="float" office:value="16" calcext:value-type="float">
            <text:p>16</text:p>
          </table:table-cell>
          <table:table-cell table:formula="of:=[.B16]*8+[.A16]*4.3+1.5+1+0.28*[.B16]" office:value-type="float" office:value="341.38" calcext:value-type="float">
            <text:p>341,38</text:p>
          </table:table-cell>
          <table:table-cell table:formula="of:=(4.66*[.A16]+1.7)/[.A16]" office:value-type="float" office:value="4.69541666666667" calcext:value-type="float">
            <text:p>4,69541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7]/3" office:value-type="float" office:value="17" calcext:value-type="float">
            <text:p>17</text:p>
          </table:table-cell>
          <table:table-cell table:formula="of:=[.B17]*8+[.A17]*4.3+1.5+1+0.28*[.B17]" office:value-type="float" office:value="362.56" calcext:value-type="float">
            <text:p>362,56</text:p>
          </table:table-cell>
          <table:table-cell table:formula="of:=(4.66*[.A17]+1.7)/[.A17]" office:value-type="float" office:value="4.69333333333333" calcext:value-type="float">
            <text:p>4,6933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8]/3" office:value-type="float" office:value="18" calcext:value-type="float">
            <text:p>18</text:p>
          </table:table-cell>
          <table:table-cell table:formula="of:=[.B18]*8+[.A18]*4.3+1.5+1+0.28*[.B18]" office:value-type="float" office:value="383.74" calcext:value-type="float">
            <text:p>383,74</text:p>
          </table:table-cell>
          <table:table-cell table:formula="of:=(4.66*[.A18]+1.7)/[.A18]" office:value-type="float" office:value="4.69148148148148" calcext:value-type="float">
            <text:p>4,691481481481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19]/3" office:value-type="float" office:value="19" calcext:value-type="float">
            <text:p>19</text:p>
          </table:table-cell>
          <table:table-cell table:formula="of:=[.B19]*8+[.A19]*4.3+1.5+1+0.28*[.B19]" office:value-type="float" office:value="404.92" calcext:value-type="float">
            <text:p>404,92</text:p>
          </table:table-cell>
          <table:table-cell table:formula="of:=(4.66*[.A19]+1.7)/[.A19]" office:value-type="float" office:value="4.68982456140351" calcext:value-type="float">
            <text:p>4,689824561403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0]/3" office:value-type="float" office:value="20" calcext:value-type="float">
            <text:p>20</text:p>
          </table:table-cell>
          <table:table-cell table:formula="of:=[.B20]*8+[.A20]*4.3+1.5+1+0.28*[.B20]" office:value-type="float" office:value="426.1" calcext:value-type="float">
            <text:p>426,1</text:p>
          </table:table-cell>
          <table:table-cell table:formula="of:=(4.66*[.A20]+1.7)/[.A20]" office:value-type="float" office:value="4.68833333333333" calcext:value-type="float">
            <text:p>4,68833333333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21]/3" office:value-type="float" office:value="21" calcext:value-type="float">
            <text:p>21</text:p>
          </table:table-cell>
          <table:table-cell table:formula="of:=[.B21]*8+[.A21]*4.3+1.5+1+0.28*[.B21]" office:value-type="float" office:value="447.28" calcext:value-type="float">
            <text:p>447,28</text:p>
          </table:table-cell>
          <table:table-cell table:formula="of:=(4.66*[.A21]+1.7)/[.A21]" office:value-type="float" office:value="4.68698412698413" calcext:value-type="float">
            <text:p>4,686984126984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22]/3" office:value-type="float" office:value="22" calcext:value-type="float">
            <text:p>22</text:p>
          </table:table-cell>
          <table:table-cell table:formula="of:=[.B22]*8+[.A22]*4.3+1.5+1+0.28*[.B22]" office:value-type="float" office:value="468.46" calcext:value-type="float">
            <text:p>468,46</text:p>
          </table:table-cell>
          <table:table-cell table:formula="of:=(4.66*[.A22]+1.7)/[.A22]" office:value-type="float" office:value="4.68575757575758" calcext:value-type="float">
            <text:p>4,685757575757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23]/3" office:value-type="float" office:value="23" calcext:value-type="float">
            <text:p>23</text:p>
          </table:table-cell>
          <table:table-cell table:formula="of:=[.B23]*8+[.A23]*4.3+1.5+1+0.28*[.B23]" office:value-type="float" office:value="489.64" calcext:value-type="float">
            <text:p>489,64</text:p>
          </table:table-cell>
          <table:table-cell table:formula="of:=(4.66*[.A23]+1.7)/[.A23]" office:value-type="float" office:value="4.68463768115942" calcext:value-type="float">
            <text:p>4,684637681159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24]/3" office:value-type="float" office:value="24" calcext:value-type="float">
            <text:p>24</text:p>
          </table:table-cell>
          <table:table-cell table:formula="of:=[.B24]*8+[.A24]*4.3+1.5+1+0.28*[.B24]" office:value-type="float" office:value="510.82" calcext:value-type="float">
            <text:p>510,82</text:p>
          </table:table-cell>
          <table:table-cell table:formula="of:=(4.66*[.A24]+1.7)/[.A24]" office:value-type="float" office:value="4.68361111111111" calcext:value-type="float">
            <text:p>4,683611111111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25]/3" office:value-type="float" office:value="25" calcext:value-type="float">
            <text:p>25</text:p>
          </table:table-cell>
          <table:table-cell table:formula="of:=[.B25]*8+[.A25]*4.3+1.5+1+0.28*[.B25]" office:value-type="float" office:value="532" calcext:value-type="float">
            <text:p>532</text:p>
          </table:table-cell>
          <table:table-cell table:formula="of:=(4.66*[.A25]+1.7)/[.A25]" office:value-type="float" office:value="4.68266666666667" calcext:value-type="float">
            <text:p>4,682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Garrido Labrador</meta:initial-creator>
    <meta:creation-date>2017-03-16T16:29:36.759224701</meta:creation-date>
    <dc:date>2017-03-16T17:27:53.446219239</dc:date>
    <dc:creator>José Luis Garrido Labrador</dc:creator>
    <meta:editing-duration>PT5M18S</meta:editing-duration>
    <meta:editing-cycles>1</meta:editing-cycles>
    <meta:document-statistic meta:table-count="1" meta:cell-count="100" meta:object-count="2"/>
    <meta:generator>LibreOffice/5.3.0.3$Linux_X86_64 LibreOffice_project/3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61cm" svg:y="4.23cm" style:legend-expansion="high" chart:style-name="ch2"/>
        <chart:plot-area chart:style-name="ch3" table:cell-range-address="Hoja1.D1:Hoja1.D25" svg:x="0.319cm" svg:y="0.18cm" svg:width="12.323cm" svg:height="8.646cm">
          <chartooo:coordinate-region svg:x="1.046cm" svg:y="0.354cm" svg:width="11.409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:Hoja1.D25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2666666666667">
                <text:p>5.22666666666667</text:p>
                <draw:g>
                  <svg:desc>Hoja1.D1:Hoja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4333333333333">
                <text:p>4.94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4888888888889">
                <text:p>4.84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0166666666667">
                <text:p>4.80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7333333333333">
                <text:p>4.77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5444444444444">
                <text:p>4.75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4095238095238">
                <text:p>4.74095238095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3083333333333">
                <text:p>4.73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2296296296296">
                <text:p>4.72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1151515151515">
                <text:p>4.71151515151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0722222222222">
                <text:p>4.707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0358974358974">
                <text:p>4.70358974358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0047619047619">
                <text:p>4.70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9777777777778">
                <text:p>4.69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9541666666667">
                <text:p>4.6954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9333333333333">
                <text:p>4.69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9148148148148">
                <text:p>4.69148148148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8982456140351">
                <text:p>4.68982456140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8833333333333">
                <text:p>4.68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8698412698413">
                <text:p>4.68698412698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8575757575758">
                <text:p>4.68575757575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8463768115942">
                <text:p>4.6846376811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8361111111111">
                <text:p>4.68361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8266666666667">
                <text:p>4.682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61cm" svg:y="4.229cm" style:legend-expansion="high" chart:style-name="ch2"/>
        <chart:plot-area chart:style-name="ch3" table:cell-range-address="Hoja1.C1:Hoja1.C25" svg:x="0.319cm" svg:y="0.18cm" svg:width="12.323cm" svg:height="8.645cm">
          <chartooo:coordinate-region svg:x="1.126cm" svg:y="0.353cm" svg:width="11.33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:Hoja1.C25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68">
                <text:p>23.68</text:p>
                <draw:g>
                  <svg:desc>Hoja1.C1:Hoja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6">
                <text:p>44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04">
                <text:p>66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.58">
                <text:p>129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76">
                <text:p>15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.94">
                <text:p>171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.12">
                <text:p>193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.48">
                <text:p>235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.66">
                <text:p>256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7.84">
                <text:p>277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.02">
                <text:p>299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1.38">
                <text:p>341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.56">
                <text:p>36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.74">
                <text:p>383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.92">
                <text:p>404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6.1">
                <text:p>426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7.28">
                <text:p>447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.46">
                <text:p>468.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9.64">
                <text:p>489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.82">
                <text:p>510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">
                <text:p>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